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123"/>
    <style:style style:name="ce8" style:family="table-cell" style:parent-style-name="Default" style:data-style-name="N123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/>
    <style:style style:name="ce6" style:family="table-cell" style:parent-style-name="Default" style:data-style-name="N81"/>
    <style:style style:name="ce7" style:family="table-cell" style:parent-style-name="Default" style:data-style-name="N123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mse" table:style-name="ta1"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grid</text:p>
          </table:table-cell>
          <table:table-cell table:style-name="Default" office:value-type="string" calcext:value-type="string">
            <text:p>gamma_fs</text:p>
          </table:table-cell>
          <table:table-cell table:style-name="Default" office:value-type="string" calcext:value-type="string">
            <text:p>gamma_pr</text:p>
          </table:table-cell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0.00399419354" calcext:value-type="float">
            <text:p>3.99419E-03</text:p>
          </table:table-cell>
          <table:table-cell office:value-type="float" office:value="0.00106825547" calcext:value-type="float">
            <text:p>1.06826E-03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0.00267191318" calcext:value-type="float">
            <text:p>2.67191E-03</text:p>
          </table:table-cell>
          <table:table-cell office:value-type="float" office:value="0.00109430083" calcext:value-type="float">
            <text:p>1.09430E-03</text:p>
          </table:table-cell>
        </table:table-row>
        <table:table-row table:style-name="ro1">
          <table:table-cell office:value-type="string" calcext:value-type="string">
            <text:p>1x3</text:p>
          </table:table-cell>
          <table:table-cell office:value-type="float" office:value="0.00324221366" calcext:value-type="float">
            <text:p>3.24221E-03</text:p>
          </table:table-cell>
          <table:table-cell office:value-type="float" office:value="0.00145594115" calcext:value-type="float">
            <text:p>1.45594E-03</text:p>
          </table:table-cell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0.00346062889" calcext:value-type="float">
            <text:p>3.46063E-03</text:p>
          </table:table-cell>
          <table:table-cell office:value-type="float" office:value="0.0000293693788" calcext:value-type="float">
            <text:p>2.93694E-05</text:p>
          </table:table-cell>
        </table:table-row>
        <table:table-row table:style-name="ro1">
          <table:table-cell office:value-type="string" calcext:value-type="string">
            <text:p>6x3</text:p>
          </table:table-cell>
          <table:table-cell office:value-type="float" office:value="0.00291554179" calcext:value-type="float">
            <text:p>2.91554E-03</text:p>
          </table:table-cell>
          <table:table-cell office:value-type="float" office:value="0.0000259960849" calcext:value-type="float">
            <text:p>2.59961E-05</text:p>
          </table:table-cell>
        </table:table-row>
        <table:table-row table:style-name="ro1">
          <table:table-cell office:value-type="string" calcext:value-type="string">
            <text:p>10x3</text:p>
          </table:table-cell>
          <table:table-cell office:value-type="float" office:value="0.0023366184" calcext:value-type="float">
            <text:p>2.33662E-03</text:p>
          </table:table-cell>
          <table:table-cell office:value-type="float" office:value="0.0000768543535" calcext:value-type="float">
            <text:p>7.68544E-05</text:p>
          </table:table-cell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0.00245476341" calcext:value-type="float">
            <text:p>2.45476E-03</text:p>
          </table:table-cell>
          <table:table-cell office:value-type="float" office:value="0.000345501939" calcext:value-type="float">
            <text:p>3.45502E-04</text:p>
          </table:table-cell>
        </table:table-row>
        <table:table-row table:style-name="ro1">
          <table:table-cell office:value-type="string" calcext:value-type="string">
            <text:p>10x6</text:p>
          </table:table-cell>
          <table:table-cell office:value-type="float" office:value="0.00158465426440982" calcext:value-type="float">
            <text:p>1.58465E-03</text:p>
          </table:table-cell>
          <table:table-cell office:value-type="float" office:value="0.000834824577464803" calcext:value-type="float">
            <text:p>8.34825E-04</text:p>
          </table:table-cell>
        </table:table-row>
        <table:table-row table:style-name="ro1">
          <table:table-cell office:value-type="string" calcext:value-type="string">
            <text:p>14x6</text:p>
          </table:table-cell>
          <table:table-cell office:value-type="float" office:value="0.00192743571" calcext:value-type="float">
            <text:p>1.92744E-03</text:p>
          </table:table-cell>
          <table:table-cell office:value-type="float" office:value="0.000834295803" calcext:value-type="float">
            <text:p>8.34296E-04</text:p>
          </table:table-cell>
        </table:table-row>
        <table:table-row table:style-name="ro1">
          <table:table-cell office:value-type="string" calcext:value-type="string">
            <text:p>10x10</text:p>
          </table:table-cell>
          <table:table-cell office:value-type="float" office:value="0.00148137218" calcext:value-type="float">
            <text:p>1.48137E-03</text:p>
          </table:table-cell>
          <table:table-cell office:value-type="float" office:value="0.000681307558" calcext:value-type="float">
            <text:p>6.81308E-04</text:p>
          </table:table-cell>
        </table:table-row>
        <table:table-row table:style-name="ro1">
          <table:table-cell office:value-type="string" calcext:value-type="string">
            <text:p>14x10</text:p>
          </table:table-cell>
          <table:table-cell office:value-type="float" office:value="0.00175601502" calcext:value-type="float">
            <text:p>1.75602E-03</text:p>
          </table:table-cell>
          <table:table-cell office:value-type="float" office:value="0.000485388792" calcext:value-type="float">
            <text:p>4.85389E-04</text:p>
          </table:table-cell>
        </table:table-row>
        <table:table-row table:style-name="ro1" table:number-rows-repeated="5">
          <table:table-cell/>
          <table:table-cell table:style-name="Default" table:number-columns-repeated="2"/>
        </table:table-row>
        <table:table-row table:style-name="ro1" table:number-rows-repeated="10">
          <table:table-cell/>
          <table:table-cell table:style-name="ce6" table:number-columns-repeated="2"/>
        </table:table-row>
        <table:table-row table:style-name="ro1">
          <table:table-cell/>
          <table:table-cell table:style-name="ce6" table:number-columns-repeated="2"/>
        </table:table-row>
      </table:table>
      <table:table table:name="peak_rmse" table:style-name="ta1"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grid</text:p>
          </table:table-cell>
          <table:table-cell table:style-name="Default" office:value-type="string" calcext:value-type="string">
            <text:p>gamma_fs</text:p>
          </table:table-cell>
          <table:table-cell table:style-name="Default" office:value-type="string" calcext:value-type="string">
            <text:p>gamma_pr</text:p>
          </table:table-cell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0.00131378306" calcext:value-type="float">
            <text:p>1.31378E-03</text:p>
          </table:table-cell>
          <table:table-cell office:value-type="float" office:value="0.000604044623" calcext:value-type="float">
            <text:p>6.04045E-04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0.00154804769" calcext:value-type="float">
            <text:p>1.54805E-03</text:p>
          </table:table-cell>
          <table:table-cell office:value-type="float" office:value="0.000601087949" calcext:value-type="float">
            <text:p>6.01088E-04</text:p>
          </table:table-cell>
        </table:table-row>
        <table:table-row table:style-name="ro1">
          <table:table-cell office:value-type="string" calcext:value-type="string">
            <text:p>1x3</text:p>
          </table:table-cell>
          <table:table-cell office:value-type="float" office:value="0.0047112404" calcext:value-type="float">
            <text:p>4.71124E-03</text:p>
          </table:table-cell>
          <table:table-cell office:value-type="float" office:value="0.0000100416881" calcext:value-type="float">
            <text:p>1.00417E-05</text:p>
          </table:table-cell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0.00993520904469378" calcext:value-type="float">
            <text:p>9.93521E-03</text:p>
          </table:table-cell>
          <table:table-cell office:value-type="float" office:value="0.0000194116777420328" calcext:value-type="float">
            <text:p>1.94117E-05</text:p>
          </table:table-cell>
        </table:table-row>
        <table:table-row table:style-name="ro1">
          <table:table-cell office:value-type="string" calcext:value-type="string">
            <text:p>6x3</text:p>
          </table:table-cell>
          <table:table-cell office:value-type="float" office:value="0.00177429339" calcext:value-type="float">
            <text:p>1.77429E-03</text:p>
          </table:table-cell>
          <table:table-cell office:value-type="float" office:value="0.0000490399828" calcext:value-type="float">
            <text:p>4.90400E-05</text:p>
          </table:table-cell>
        </table:table-row>
        <table:table-row table:style-name="ro1">
          <table:table-cell office:value-type="string" calcext:value-type="string">
            <text:p>10x3</text:p>
          </table:table-cell>
          <table:table-cell office:value-type="float" office:value="0.00171465459" calcext:value-type="float">
            <text:p>1.71465E-03</text:p>
          </table:table-cell>
          <table:table-cell office:value-type="float" office:value="0.0000527558116" calcext:value-type="float">
            <text:p>5.27558E-05</text:p>
          </table:table-cell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0.00166413687" calcext:value-type="float">
            <text:p>1.66414E-03</text:p>
          </table:table-cell>
          <table:table-cell office:value-type="float" office:value="0.00012735618" calcext:value-type="float">
            <text:p>1.27356E-04</text:p>
          </table:table-cell>
        </table:table-row>
        <table:table-row table:style-name="ro1">
          <table:table-cell office:value-type="string" calcext:value-type="string">
            <text:p>10x6</text:p>
          </table:table-cell>
          <table:table-cell table:style-name="ce7" office:value-type="float" office:value="0.00262067819325978" calcext:value-type="float">
            <text:p>2.62068E-03</text:p>
          </table:table-cell>
          <table:table-cell table:style-name="ce7" office:value-type="float" office:value="0.0000176116679910257" calcext:value-type="float">
            <text:p>1.76117E-05</text:p>
          </table:table-cell>
        </table:table-row>
        <table:table-row table:style-name="ro1">
          <table:table-cell office:value-type="string" calcext:value-type="string">
            <text:p>14x6</text:p>
          </table:table-cell>
          <table:table-cell office:value-type="float" office:value="0.00497819477" calcext:value-type="float">
            <text:p>4.97819E-03</text:p>
          </table:table-cell>
          <table:table-cell office:value-type="float" office:value="0.0000107347855" calcext:value-type="float">
            <text:p>1.07348E-05</text:p>
          </table:table-cell>
        </table:table-row>
        <table:table-row table:style-name="ro1">
          <table:table-cell office:value-type="string" calcext:value-type="string">
            <text:p>10x10</text:p>
          </table:table-cell>
          <table:table-cell table:style-name="ce7" office:value-type="float" office:value="0.00398249325" calcext:value-type="float">
            <text:p>3.98249E-03</text:p>
          </table:table-cell>
          <table:table-cell table:style-name="ce7" office:value-type="float" office:value="0.000018170971" calcext:value-type="float">
            <text:p>1.81710E-05</text:p>
          </table:table-cell>
        </table:table-row>
        <table:table-row table:style-name="ro1">
          <table:table-cell office:value-type="string" calcext:value-type="string">
            <text:p>14x10</text:p>
          </table:table-cell>
          <table:table-cell office:value-type="float" office:value="0.00205311839" calcext:value-type="float">
            <text:p>2.05312E-03</text:p>
          </table:table-cell>
          <table:table-cell office:value-type="float" office:value="0.0000472455508" calcext:value-type="float">
            <text:p>4.7245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1">
      <number:scientific-number number:decimal-places="7" number:min-decimal-places="7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45:40.739862312</meta:creation-date>
    <dc:date>2024-07-04T15:56:27.573862625</dc:date>
    <meta:editing-duration>PT15M38S</meta:editing-duration>
    <meta:editing-cycles>9</meta:editing-cycles>
    <meta:generator>LibreOffice/7.3.7.2$Linux_X86_64 LibreOffice_project/30$Build-2</meta:generator>
    <meta:document-statistic meta:table-count="2" meta:cell-count="72" meta:object-count="0"/>
  </office:meta>
</office:document-meta>
</file>